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84beab" fo:background-color="transparent" style:font-size-asian="12pt" style:language-asian="nl" style:country-asian="NL" style:font-name-complex="Bitstream Vera Sans" style:font-size-complex="12pt"/>
    </style:style>
    <style:style style:name="P13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1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Footnote">
      <style:text-properties officeooo:rsid="0522dfb5" officeooo:paragraph-rsid="0522dfb5"/>
    </style:style>
    <style:style style:name="P16" style:family="paragraph" style:parent-style-name="Standard">
      <style:paragraph-properties fo:text-align="center" style:justify-single-word="false" fo:padding="0.049cm" fo:border="0.06pt solid #000000" style:shadow="none" style:writing-mode="lr-tb"/>
    </style:style>
    <style:style style:name="P1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1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abb7a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6bed5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9632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86bed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9632f7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paragraph-rsid="019abb7a"/>
    </style:style>
    <style:style style:name="P28" style:family="paragraph" style:parent-style-name="Standard" style:list-style-name="L1">
      <style:text-properties officeooo:paragraph-rsid="0186bed5"/>
    </style:style>
    <style:style style:name="P29" style:family="paragraph" style:parent-style-name="Standard" style:list-style-name="L1">
      <style:text-properties style:font-name="Ubuntu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bb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tyle-asian="normal" style:font-weight-asian="normal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526a1ff" style:font-style-asian="normal" style:font-weight-asian="normal" style:font-style-complex="normal" style:font-weight-complex="normal"/>
    </style:style>
    <style:style style:name="T1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font-name="Ubuntu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3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style="normal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font-name="Ubuntu3" fo:font-size="12pt" fo:language="nl" fo:country="NL" fo:font-style="normal" style:text-underline-style="none" fo:font-weight="normal" officeooo:rsid="008d358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fo:language="nl" fo:country="NL" fo:font-weight="normal" officeooo:rsid="005203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fo:language="nl" fo:country="NL" fo:font-weight="normal" officeooo:rsid="0097a0a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fo:language="nl" fo:country="NL" fo:font-weight="normal" officeooo:rsid="01a264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5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6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style:text-underline-style="none" fo:font-weight="normal" style:font-weight-asian="normal" style:font-weight-complex="normal"/>
    </style:style>
    <style:style style:name="T38" style:family="text">
      <style:text-properties fo:color="#000000" style:text-underline-style="none" fo:font-weight="normal" officeooo:rsid="02e5ade6" style:font-weight-asian="normal" style:font-weight-complex="normal"/>
    </style:style>
    <style:style style:name="T39" style:family="text">
      <style:text-properties fo:color="#000000" style:text-underline-style="none" fo:font-weight="normal" officeooo:rsid="05272449" style:font-weight-asian="normal" style:font-weight-complex="normal"/>
    </style:style>
    <style:style style:name="T40" style:family="text">
      <style:text-properties fo:color="#000000" style:text-underline-style="none" fo:font-weight="normal" officeooo:rsid="0526a1ff" style:font-weight-asian="normal" style:font-weight-complex="normal"/>
    </style:style>
    <style:style style:name="T41" style:family="text">
      <style:text-properties fo:color="#000000" style:text-underline-style="none" fo:font-weight="normal" officeooo:rsid="0170fafe" style:font-weight-asian="normal" style:font-weight-complex="normal"/>
    </style:style>
    <style:style style:name="T42" style:family="text">
      <style:text-properties fo:color="#000000" style:text-underline-style="none" fo:font-weight="normal" officeooo:rsid="0154e886" style:font-weight-asian="normal" style:font-weight-complex="normal"/>
    </style:style>
    <style:style style:name="T43" style:family="text">
      <style:text-properties fo:color="#000000" style:text-underline-style="none" fo:font-weight="normal" officeooo:rsid="0183b5ef" style:font-weight-asian="normal" style:font-weight-complex="normal"/>
    </style:style>
    <style:style style:name="T44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45" style:family="text">
      <style:text-properties style:text-line-through-style="none" style:text-line-through-type="none" style:font-name="Ubuntu3" fo:font-size="12pt" fo:font-style="normal" fo:font-weight="normal" officeooo:rsid="0526a1ff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ize="12pt" officeooo:rsid="00f8c4b5" style:font-size-asian="12pt" style:font-size-complex="12pt"/>
    </style:style>
    <style:style style:name="T47" style:family="text">
      <style:text-properties style:text-line-through-style="none" style:text-line-through-type="none" fo:font-size="12pt" officeooo:rsid="019abb7a" style:font-size-asian="12pt" style:font-size-complex="12pt"/>
    </style:style>
    <style:style style:name="T48" style:family="text">
      <style:text-properties style:text-line-through-style="none" style:text-line-through-type="none" fo:font-size="12pt" officeooo:rsid="0181027b" style:font-size-asian="12pt" style:font-size-complex="12pt"/>
    </style:style>
    <style:style style:name="T49" style:family="text">
      <style:text-properties style:use-window-font-color="true" style:text-underline-style="none" fo:font-weight="normal" officeooo:rsid="011636da" style:font-weight-asian="normal" style:font-weight-complex="normal"/>
    </style:style>
    <style:style style:name="T5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18">C</text:span></text:span><text:span text:style-name="Strong_20_Emphasis"><text:span text:style-name="T17">hecklist voor </text:span></text:span><text:span text:style-name="Strong_20_Emphasis"><text:span text:style-name="T19">het</text:span></text:span><text:span text:style-name="Strong_20_Emphasis"><text:span text:style-name="T17"> install</text:span></text:span><text:span text:style-name="Strong_20_Emphasis"><text:span text:style-name="T19">eren</text:span></text:span><text:span text:style-name="Strong_20_Emphasis"><text:span text:style-name="T17"> van </text:span></text:span><text:reference-mark-start text:name="Distributie"/><text:span text:style-name="Strong_20_Emphasis"><text:span text:style-name="T24">Ubunt</text:span></text:span><text:span text:style-name="Strong_20_Emphasis"><text:span text:style-name="T25">u</text:span></text:span><text:reference-mark-end text:name="Distributie"/><text:span text:style-name="Strong_20_Emphasis"><text:span text:style-name="T24"> </text:span></text:span><text:reference-mark-start text:name="Versie"/><text:span text:style-name="Strong_20_Emphasis"><text:span text:style-name="T24">1</text:span></text:span><text:span text:style-name="Strong_20_Emphasis"><text:span text:style-name="T26">8</text:span></text:span><text:span text:style-name="Strong_20_Emphasis"><text:span text:style-name="T24">.</text:span></text:span><text:span text:style-name="Strong_20_Emphasis"><text:span text:style-name="T26">04 LTS</text:span></text:span><text:reference-mark-end text:name="Versie"/><text:span text:style-name="Strong_20_Emphasis"><text:span text:style-name="T24"> </text:span></text:span><text:reference-mark-start text:name="Editie"/><text:span text:style-name="Strong_20_Emphasis"><text:span text:style-name="T20">desktop</text:span></text:span><text:reference-mark-end text:name="Editie"/><text:span text:style-name="Strong_20_Emphasis"><text:span text:style-name="T21"> </text:span></text:span><text:span text:style-name="Strong_20_Emphasis"><text:span text:style-name="T17">op </text:span></text:span><text:reference-mark-start text:name="Computernaam"/><text:span text:style-name="Strong_20_Emphasis"><text:span text:style-name="T27">pc-van-h</text:span></text:span><text:span text:style-name="Strong_20_Emphasis"><text:span text:style-name="T22">ugo</text:span></text:span><text:reference-mark-end text:name="Computernaam"/><text:span text:style-name="T23">.</text:span></text:p>
      <text:p text:style-name="P3"/>
      <text:p text:style-name="P16"><text:span text:style-name="T1">Gebruik</text:span><text:span text:style-name="T30"> </text:span><text:span text:style-name="T33">deze checklist naast</text:span><text:span text:style-name="T30"> Checklist </text:span><text:span text:style-name="T31">i</text:span><text:span text:style-name="T30">nstall</text:span><text:span text:style-name="T32">atie </text:span><text:span text:style-name="T32"><text:reference-ref text:reference-format="text" text:ref-name="Distributie">Ubuntu</text:reference-ref></text:span><text:span text:style-name="T30"><text:s/></text:span><text:span text:style-name="T30"><text:reference-ref text:reference-format="text" text:ref-name="Versie">18.04 LTS</text:reference-ref></text:span><text:span text:style-name="T30"><text:s/></text:span><text:span text:style-name="T30"><text:reference-ref text:reference-format="text" text:ref-name="Editie">desktop</text:reference-ref></text:span></text:p>
      <text:p text:style-name="P2"><text:span text:style-name="Citation"><text:span text:style-name="T15"/></text:span></text:p>
      <text:p text:style-name="P4"><text:span text:style-name="T3">Kijk op</text:span><text:span text:style-name="T17"> </text:span><text:a xlink:type="simple" xlink:href="https://karelzimmer.nl/" text:style-name="Internet_20_link" text:visited-style-name="Visited_20_Internet_20_Link"><text:span text:style-name="Internet_20_link"><text:span text:style-name="T51">karelzimmer.nl</text:span></text:span></text:a><text:span text:style-name="T17"> </text:span><text:span text:style-name="T5">voor</text:span><text:span text:style-name="T4"> </text:span><text:span text:style-name="T50">deze en andere </text:span><text:span text:style-name="T7">checklists, scripts, en overige bestanden.</text:span></text:p>
      <text:p text:style-name="P14"/>
      <text:p text:style-name="P4"><text:span text:style-name="Strong_20_Emphasis"><text:span text:style-name="T7"/></text:span></text:p>
      <text:p text:style-name="P8"><text:span text:style-name="Definition"><text:span text:style-name="T53">g</text:span></text:span><text:span text:style-name="Definition"><text:span text:style-name="T52">ebruiker</text:span></text:span><text:span text:style-name="T17"><text:tab/><text:tab/><text:tab/></text:span><text:span text:style-name="User_20_Entry"><text:span text:style-name="T35">Hugo</text:span></text:span></text:p>
      <text:p text:style-name="P9"><text:span text:style-name="Definition"><text:span text:style-name="T53">g</text:span></text:span><text:span text:style-name="Definition"><text:span text:style-name="T52">ebruikersnaam<text:tab/></text:span></text:span><text:span text:style-name="User_20_Entry"><text:span text:style-name="T35">hugo</text:span></text:span></text:p>
      <text:p text:style-name="P10"><text:span text:style-name="Definition"><text:span text:style-name="T53">c</text:span></text:span><text:span text:style-name="Definition"><text:span text:style-name="T52">omputernaam<text:tab/></text:span></text:span><text:span text:style-name="User_20_Entry"><text:span text:style-name="T34"><text:reference-ref text:reference-format="text" text:ref-name="Computernaam">pc-van-hugo</text:reference-ref></text:span></text:span></text:p>
      <text:p text:style-name="P9"><text:span text:style-name="Definition"><text:span text:style-name="T53">o</text:span></text:span><text:span text:style-name="Definition"><text:span text:style-name="T54">pstartmenu</text:span></text:span><text:span text:style-name="T17"><text:tab/><text:tab/></text:span><text:span text:style-name="User_20_Entry"><text:span text:style-name="T35">F</text:span></text:span><text:span text:style-name="User_20_Entry"><text:span text:style-name="T36">9</text:span></text:span></text:p>
      <text:p text:style-name="P9"><text:span text:style-name="Definition"><text:span text:style-name="T53">i</text:span></text:span><text:span text:style-name="Definition"><text:span text:style-name="T54">nstellingen</text:span></text:span><text:span text:style-name="T17"><text:tab/><text:tab/></text:span><text:span text:style-name="User_20_Entry"><text:span text:style-name="T36">F10</text:span></text:span></text:p>
      <text:p text:style-name="P7"><text:span text:style-name="Definition"><text:span text:style-name="T55"/></text:span></text:p>
      <text:p text:style-name="P5"/>
      <text:list xml:id="list2258810253" text:style-name="L1">
        <text:list-item>
          <text:p text:style-name="P28"><text:span text:style-name="T56">Installatie voorbereiden</text:span></text:p>
          <text:p text:style-name="P26"/>
          <text:list>
            <text:list-item>
              <text:p text:style-name="P18"><text:span text:style-name="T8">Volg</text:span><text:span text:style-name="T3"> </text:span><text:span text:style-name="T9">Checklist installatie </text:span><text:span text:style-name="T9"><text:reference-ref text:reference-format="text" text:ref-name="Distributie">Ubuntu</text:reference-ref></text:span><text:span text:style-name="T9"><text:s/></text:span><text:span text:style-name="T9"><text:reference-ref text:reference-format="text" text:ref-name="Versie">18.04 LTS</text:reference-ref></text:span><text:span text:style-name="T9"><text:s/></text:span><text:span text:style-name="T9"><text:reference-ref text:reference-format="text" text:ref-name="Editie">desktop</text:reference-ref></text:span><text:span text:style-name="T9">.</text:span></text:p>
              <text:p text:style-name="P20"/>
              <text:p text:style-name="P20"/>
            </text:list-item>
          </text:list>
        </text:list-item>
        <text:list-item>
          <text:p text:style-name="P19"><text:span text:style-name="T28">Installatie uitvoeren</text:span><text:span text:style-name="T29"><text:line-break/></text:span></text:p>
          <text:list>
            <text:list-item>
              <text:p text:style-name="P18"><text:span text:style-name="T8">Volg</text:span><text:span text:style-name="T6"> </text:span><text:span text:style-name="T9">Checklist installatie </text:span><text:span text:style-name="T10"><text:reference-ref text:reference-format="text" text:ref-name="Distributie">Ubuntu</text:reference-ref></text:span><text:span text:style-name="T10"><text:s/></text:span><text:span text:style-name="T11"><text:reference-ref text:reference-format="text" text:ref-name="Versie">18.04 LTS</text:reference-ref></text:span><text:span text:style-name="T10"><text:s/></text:span><text:span text:style-name="T10"><text:reference-ref text:reference-format="text" text:ref-name="Editie">desktop</text:reference-ref></text:span><text:span text:style-name="T6">.</text:span></text:p>
              <text:p text:style-name="P23"/>
              <text:p text:style-name="P23"/>
            </text:list-item>
          </text:list>
        </text:list-item>
        <text:list-item>
          <text:p text:style-name="P22">Installatie afronden</text:p>
          <text:p text:style-name="P24"><text:span text:style-name="Emphasis"><text:span text:style-name="T44"/></text:span></text:p>
          <text:list>
            <text:list-item>
              <text:p text:style-name="P27"><text:span text:style-name="T47">Volg</text:span><text:span text:style-name="T46"> </text:span><text:span text:style-name="T48">Checklist installatie </text:span><text:span text:style-name="T12"><text:reference-ref text:reference-format="text" text:ref-name="Distributie">Ubuntu</text:reference-ref></text:span><text:span text:style-name="T12"><text:s/></text:span><text:span text:style-name="T13"><text:reference-ref text:reference-format="text" text:ref-name="Versie">18.04 LTS</text:reference-ref></text:span><text:span text:style-name="T12"><text:s/></text:span><text:span text:style-name="T12"><text:reference-ref text:reference-format="text" text:ref-name="Editie">desktop</text:reference-ref></text:span><text:span text:style-name="T12">.</text:span></text:p>
            </text:list-item>
          </text:list>
        </text:list-item>
      </text:list>
      <text:p text:style-name="P6"/>
      <text:p text:style-name="P13"/>
      <text:list xml:id="list95823655865598" text:continue-numbering="true" text:style-name="L1">
        <text:list-item>
          <text:p text:style-name="P21">Gebruiker inrichten</text:p>
          <text:p text:style-name="P25"><text:span text:style-name="Emphasis"><text:span text:style-name="T44"/></text:span></text:p>
          <text:list>
            <text:list-item>
              <text:p text:style-name="P27"><text:span text:style-name="T47">Volg</text:span><text:span text:style-name="T46"> </text:span><text:span text:style-name="T48">Checklist installatie </text:span><text:span text:style-name="T12"><text:reference-ref text:reference-format="text" text:ref-name="Distributie">Ubuntu</text:reference-ref></text:span><text:span text:style-name="T12"><text:s/></text:span><text:span text:style-name="T13"><text:reference-ref text:reference-format="text" text:ref-name="Versie">18.04 LTS</text:reference-ref></text:span><text:span text:style-name="T12"><text:s/></text:span><text:span text:style-name="T12"><text:reference-ref text:reference-format="text" text:ref-name="Editie">desktop</text:reference-ref></text:span><text:span text:style-name="T12">.</text:span></text:p>
            </text:list-item>
          </text:list>
          <text:p text:style-name="P21"/>
          <text:p text:style-name="P29"/>
        </text:list-item>
      </text:list>
      <text:p text:style-name="P11"><text:span text:style-name="T38">De installatie van </text:span><text:span text:style-name="T38"><text:reference-ref text:reference-format="text" text:ref-name="Distributie">Ubuntu</text:reference-ref></text:span><text:span text:style-name="T38"><text:s/></text:span><text:span text:style-name="T42"><text:reference-ref text:reference-format="text" text:ref-name="Versie">18.04 LTS</text:reference-ref></text:span><text:span text:style-name="T38"><text:s/></text:span><text:span text:style-name="T38"><text:reference-ref text:reference-format="text" text:ref-name="Editie">desktop</text:reference-ref></text:span><text:span text:style-name="T38"><text:s/></text:span><text:span text:style-name="T43">op </text:span><text:span text:style-name="T43"><text:reference-ref text:reference-format="text" text:ref-name="Computernaam">pc-van-hugo</text:reference-ref></text:span><text:span text:style-name="T43"><text:s/></text:span><text:span text:style-name="T38">is voltooid.<text:line-break/></text:span></text:p>
      <text:p text:style-name="P12"><text:span text:style-name="T49">Einde c</text:span><text:span text:style-name="T37">hecklist.</text:span><text:span text:style-name="T38"><text:line-break/><text:line-break/></text:span><text:span text:style-name="T39">Deze c</text:span><text:span text:style-name="T40">hecklist is g</text:span><text:span text:style-name="T16">emaakt door Karel Zimmer</text:span><text:span text:style-name="Strong_20_Emphasis"><text:span text:style-name="T14"> </text:span></text:span><text:span text:style-name="T16">(</text:span><text:a xlink:type="simple" xlink:href="https://karelzimmer.nl/" text:style-name="Internet_20_link" text:visited-style-name="Visited_20_Internet_20_Link"><text:span text:style-name="Internet_20_link"><text:span text:style-name="T45">karelzimmer.nl</text:span></text:span></text:a><text:span text:style-name="T16">, </text:span><text:a xlink:type="simple" xlink:href="mailto:info@karelzimmer.nl" text:style-name="Internet_20_link" text:visited-style-name="Visited_20_Internet_20_Link"><text:span text:style-name="Internet_20_link"><text:span text:style-name="T57">info@karelzimmer.nl</text:span></text:span></text:a><text:span text:style-name="T41">)</text:span><text:span text:style-name="T16">.</text:span><text:span text:style-name="Strong_20_Emphasis"><text:span text:style-name="T14"><text:note text:id="ftn1" text:note-class="footnote"><text:note-citation text:label="©">©</text:note-citation><text:note-body><text:p text:style-name="P15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-van-hugo</text:file-name><text:tab/><text:date style:data-style-name="N36" text:date-value="2019-12-18T09:58:22.278008591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09:58:22.193928336</dc:date>
    <meta:printed-by>Karel Zimmer</meta:printed-by>
    <meta:print-date>2012-07-13T13:55:28</meta:print-date>
    <meta:keyword>Installatie</meta:keyword>
    <meta:keyword>Checklist</meta:keyword>
    <meta:keyword>Linux</meta:keyword>
    <meta:editing-cycles>3001</meta:editing-cycles>
    <meta:editing-duration>P7DT3H17M54S</meta:editing-duration>
    <dc:creator>Karel Zimmer</dc:creator>
    <meta:document-statistic meta:table-count="0" meta:image-count="0" meta:object-count="0" meta:page-count="1" meta:paragraph-count="21" meta:word-count="134" meta:character-count="998" meta:non-whitespace-character-count="885"/>
    <meta:user-defined meta:name="Info 1"/>
    <meta:user-defined meta:name="Info 2"/>
    <meta:user-defined meta:name="Info 3"/>
    <meta:user-defined meta:name="Info 4"/>
  </office:meta>
</office:document-meta>
</file>